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12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788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Default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5-14_10-44-32_000.jpg</text:p>
          </table:table-cell>
          <table:table-cell office:value-type="string">
            <text:p>:m 食べた物/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17-05-14_10-22-35_000.jpg</text:p>
          </table:table-cell>
          <table:table-cell table:style-name="ce2" office:value-type="string">
            <text:p>:m music / 楽譜メモ / kb / h-4,v-1 / k=~ t=80 tn=01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5-14_01-01-59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5-14_01-01-5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5-14_01-01-47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5-14_01-01-45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5-14_01-01-4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5-13_07-50-20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5-13_07-37-00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5-13_07-36-55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05-13_07-36-48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5-13_07-36-45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5-13_07-36-40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5-13_01-35-46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5-13_01-35-4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5-13_01-35-37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5-13_01-35-35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7-05-13_01-35-3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2017-05-13_01-01-28_000.jpg</text:p>
          </table:table-cell>
          <table:table-cell table:style-name="Default" office:value-type="string">
            <text:p>:m 4*4 RES / free# VX7GLZ / science research / parametric → analyze plotting sin-cos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017-05-13_01-01-16_000.jpg</text:p>
          </table:table-cell>
          <table:table-cell table:style-name="Default" office:value-type="string">
            <text:p>:m 3*4 RES / free# VX7GLZ / science research / parametric → analyze plotting sin-cos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017-05-13_01-01-00_000.jpg</text:p>
          </table:table-cell>
          <table:table-cell table:style-name="Default" office:value-type="string">
            <text:p>:m 1-2*4 RES / free# VX7GLZ / science research / parametric → analyze plotting sin-cos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2017-05-12_21-39-25_000.jpg</text:p>
          </table:table-cell>
          <table:table-cell table:style-name="ce2" office:value-type="string">
            <text:p>:m other / 記録 / リーブ２１　シャンプー　容器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2017-05-12_21-39-19_000.jpg</text:p>
          </table:table-cell>
          <table:table-cell table:style-name="ce2" office:value-type="string">
            <text:p>:m other / 記録 / リーブ２１　シャンプー　容器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7-05-12_19-41-54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017-05-12_18-48-47_000.jpg</text:p>
          </table:table-cell>
          <table:table-cell table:style-name="Default" office:value-type="string">
            <text:p>:PHOTO 面白いもの / @図書館向かいの駐車場　壁 / 水が染みている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2017-05-12_18-48-45_000.jpg</text:p>
          </table:table-cell>
          <table:table-cell table:style-name="Default" office:value-type="string">
            <text:p>:PHOTO 面白いもの / @図書館向かいの駐車場　壁 / 水が染みている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2017-05-12_18-48-44_000.jpg</text:p>
          </table:table-cell>
          <table:table-cell table:style-name="Default" office:value-type="string">
            <text:p>:PHOTO 面白いもの / @図書館向かいの駐車場　壁 / 水が染みている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2017-05-12_18-44-57_000.jpg</text:p>
          </table:table-cell>
          <table:table-cell table:style-name="Default" office:value-type="string">
            <text:p>:PHOTO 面白いもの / @いなげや / 工事中　入口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2017-05-12_18-44-54_000.jpg</text:p>
          </table:table-cell>
          <table:table-cell table:style-name="Default" office:value-type="string">
            <text:p>:PHOTO 面白いもの / @いなげや / 工事中　入口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2017-05-12_18-44-47_000.jpg</text:p>
          </table:table-cell>
          <table:table-cell table:style-name="Default" office:value-type="string">
            <text:p>:PHOTO 面白いもの / @いなげや / 工事中　入口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2017-05-12_18-44-44_000.jpg</text:p>
          </table:table-cell>
          <table:table-cell table:style-name="Default" office:value-type="string">
            <text:p>:PHOTO 面白いもの / @いなげや / 工事中　入口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2017-05-12_18-39-12_000.jpg</text:p>
          </table:table-cell>
          <table:table-cell table:style-name="Default" office:value-type="string">
            <text:p>:PHOTO 面白いもの / @いなげや / 工事中　入口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2017-05-12_18-39-03_000.jpg</text:p>
          </table:table-cell>
          <table:table-cell table:style-name="Default" office:value-type="string">
            <text:p>:PHOTO 面白いもの / @いなげや / 工事中　入口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2017-05-12_18-38-57_000.jpg</text:p>
          </table:table-cell>
          <table:table-cell table:style-name="Default" office:value-type="string">
            <text:p>:PHOTO 面白いもの / @いなげや / 工事中　入口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2017-05-12_18-38-52_000.jpg</text:p>
          </table:table-cell>
          <table:table-cell table:style-name="Default" office:value-type="string">
            <text:p>:PHOTO 面白いもの / @いなげや / 工事中　入口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2017-05-12_15-30-20_000.jpg</text:p>
          </table:table-cell>
          <table:table-cell table:style-name="Default" office:value-type="string">
            <text:p>-*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2017-05-12_15-30-07_000.jpg</text:p>
          </table:table-cell>
          <table:table-cell table:style-name="ce2" office:value-type="string">
            <text:p>:m other / メガネ　処方箋　津田眼科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2017-05-12_14-56-40_000.jpg</text:p>
          </table:table-cell>
          <table:table-cell table:style-name="ce2" office:value-type="string">
            <text:p>:PHOTO 面白いもの / @カボス　植え込み / 植物　雑草　花　房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2017-05-12_14-56-36_000.jpg</text:p>
          </table:table-cell>
          <table:table-cell table:style-name="ce2" office:value-type="string">
            <text:p>:PHOTO 面白いもの / @カボス　植え込み / 植物　雑草　花　房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2017-05-12_14-45-24_000.jpg</text:p>
          </table:table-cell>
          <table:table-cell table:style-name="Default" office:value-type="string">
            <text:p>:m 1*1 RES / free# VX7GLZ 16#1 / science research / plot sin-cos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2017-05-12_10-54-19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2017-05-12_10-41-44_000.jpg</text:p>
          </table:table-cell>
          <table:table-cell table:style-name="Default" office:value-type="string">
            <text:p>:m 見た夢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2017-05-12_10-41-41_000.jpg</text:p>
          </table:table-cell>
          <table:table-cell table:style-name="ce2" office:value-type="string">
            <text:p>:m :th / 方針 / job / 選ぶ基準　⇒　面白いか</text:p>
          </table:table-cell>
        </table:table-row>
        <table:table-row table:style-name="ro5">
          <table:table-cell office:value-type="float" office:value="44">
            <text:p>44</text:p>
          </table:table-cell>
          <table:table-cell office:value-type="string">
            <text:p>2017-05-12_10-41-23_000.jpg</text:p>
          </table:table-cell>
          <table:table-cell table:style-name="ce2" office:value-type="string">
            <text:p>:m music / 楽譜メモ / kb / h-8.2 / トリル、X度 5-4-7f-8 / memo / k=C t=90 tn=64</text:p>
          </table:table-cell>
        </table:table-row>
        <table:table-row table:style-name="ro5">
          <table:table-cell office:value-type="float" office:value="45">
            <text:p>45</text:p>
          </table:table-cell>
          <table:table-cell office:value-type="string">
            <text:p>2017-05-12_10-41-15_000.jpg</text:p>
          </table:table-cell>
          <table:table-cell table:style-name="ce2" office:value-type="string">
            <text:p>:m music / 楽譜メモ / kb / h-8,v-5 / トリル、X度 5-4-7f-8 / memo / k=C t=110 tn=64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2017-05-12_10-41-04_000.jpg</text:p>
          </table:table-cell>
          <table:table-cell table:style-name="ce2" office:value-type="string">
            <text:p>:m music / 楽譜メモ / kb / bh-1,v-2 / k=C t=11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017-05-12_09-27-00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2017-05-12_09-26-56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2017-05-12_09-26-48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2017-05-12_09-26-46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2017-05-12_09-26-43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2017-05-11_22-38-0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2017-05-11_22-37-59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2017-05-11_22-37-54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2017-05-11_22-37-49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2017-05-11_22-37-46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2017-05-11_19-59-12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2017-05-11_18-20-35_000.jpg</text:p>
          </table:table-cell>
          <table:table-cell table:style-name="Default" office:value-type="string">
            <text:p>:m 2*2 RES / free# K6H7DD 21#1 / シュレーディンガー方程式 / ロルの定理　連続　微分可能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2017-05-11_18-20-18_000.jpg</text:p>
          </table:table-cell>
          <table:table-cell table:style-name="Default" office:value-type="string">
            <text:p>:m 1*2 RES / free# K6H7DD 21#1 / シュレーディンガー方程式 / ロルの定理　連続　微分可能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2017-05-11_10-40-01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2017-05-11_09-09-10_000.jpg</text:p>
          </table:table-cell>
          <table:table-cell table:style-name="Default" office:value-type="string">
            <text:p>:m music / 楽譜メモ / kb / h-9,v-4 / ２本の指、同時打鍵 / memo / black keys, white keys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2017-05-11_09-08-52_000.jpg</text:p>
          </table:table-cell>
          <table:table-cell table:style-name="Default" office:value-type="string">
            <text:p>:m music / 楽譜メモ / kb / h-15 / RH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2017-05-11_07-27-30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2017-05-11_07-27-24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2017-05-11_07-27-01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2017-05-11_07-26-56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2017-05-11_07-26-45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2017-05-11_02-59-08_000.jpg</text:p>
          </table:table-cell>
          <table:table-cell table:style-name="Default" office:value-type="string">
            <text:p>:m other / daily choirs / 23:50 / 風呂出たあと~布団敷く / edited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2017-05-10_22-50-0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2017-05-10_22-49-58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2017-05-10_22-49-5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2017-05-10_22-49-51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2017-05-10_22-49-37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2017-05-10_20-17-05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2017-05-10_18-44-14_000.jpg</text:p>
          </table:table-cell>
          <table:table-cell table:style-name="Default" office:value-type="string">
            <text:p>:PHOTO 面白いもの / @いなげや / 工事中　入口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2017-05-10_17-31-21_000.jpg</text:p>
          </table:table-cell>
          <table:table-cell table:style-name="Default" office:value-type="string">
            <text:p>:m 1*1 RES / 245 126*6#1.2 / 『量子コンピュータ』 / 極座標　５つのパラメータ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2017-05-10_13-53-39_000.jpg</text:p>
          </table:table-cell>
          <table:table-cell table:style-name="Default" office:value-type="string">
            <text:p>:m 3*3 RES / free# VX7GLZ 14#1 / science research / プランク空間　６次元空間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2017-05-10_13-53-14_000.jpg</text:p>
          </table:table-cell>
          <table:table-cell table:style-name="Default" office:value-type="string">
            <text:p>:m 2*3 RES / free# VX7GLZ 14#1 / science research / integrate(t*e^(-a*t)dt) ガンマ関数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2017-05-10_13-52-51_000.jpg</text:p>
          </table:table-cell>
          <table:table-cell table:style-name="Default" office:value-type="string">
            <text:p>:m 1*3 RES / free# VX7GLZ 14#1 / science research / integrate(t*e^(-a*t)dt) ガンマ関数</text:p>
          </table:table-cell>
        </table:table-row>
        <table:table-row table:style-name="ro5">
          <table:table-cell office:value-type="float" office:value="80">
            <text:p>80</text:p>
          </table:table-cell>
          <table:table-cell office:value-type="string">
            <text:p>2017-05-10_10-25-38_000.jpg</text:p>
          </table:table-cell>
          <table:table-cell table:style-name="ce2" office:value-type="string">
            <text:p>:m music / 楽譜メモ / kb / et-20、v-2 / hs / canon pachellbel <text:s/>/ LH-2, RH=v-1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2017-05-10_10-24-57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2017-05-10_10-10-27_000.jpg</text:p>
          </table:table-cell>
          <table:table-cell table:style-name="Default" office:value-type="string">
            <text:p>:lets / action activity / 水星の音　地球の音　重ね再生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2017-05-10_10-10-20_000.jpg</text:p>
          </table:table-cell>
          <table:table-cell table:style-name="Default" office:value-type="string">
            <text:p>:m :th / 考え方 / art, science, technology 向かうもの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2017-05-10_10-10-15_000.jpg</text:p>
          </table:table-cell>
          <table:table-cell table:style-name="Default" office:value-type="string">
            <text:p>:m 見た夢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2017-05-10_10-10-11_000.jpg</text:p>
          </table:table-cell>
          <table:table-cell table:style-name="Default" office:value-type="string">
            <text:p>:m :th / 考え方 / full force で対象に向かう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2017-05-10_08-15-07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2017-05-10_08-14-56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2017-05-10_08-14-41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2017-05-10_08-14-39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2017-05-10_08-14-36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2017-05-09_22-45-06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2017-05-09_22-45-0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2017-05-09_22-44-44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2017-05-09_22-44-38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2017-05-09_22-44-35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2017-05-09_20-01-08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2017-05-09_10-33-34_000.jpg</text:p>
          </table:table-cell>
          <table:table-cell office:value-type="string">
            <text:p>:m 食べた物/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2017/05/14</text:date>, <text:time>15:44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15:44:16.17</dc:date>
    <dc:creator>岩淵 謙</dc:creator>
    <meta:generator>OpenOffice/4.1.3$Win32 OpenOffice.org_project/413m1$Build-9783</meta:generator>
    <meta:editing-duration>PT54M17S</meta:editing-duration>
    <meta:editing-cycles>33</meta:editing-cycles>
    <meta:document-statistic meta:table-count="1" meta:cell-count="294" meta:object-count="0"/>
  </office:meta>
</office:document-meta>
</file>